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fo:background-color="#9BBB59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#FF5050"/>
    </style:style>
    <style:style style:name="ce9" style:family="table-cell" style:parent-style-name="Default" style:data-style-name="N0">
      <style:table-cell-properties style:vertical-align="middle" fo:background-color="#FF505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9BBB59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style:vertical-align="middle" fo:background-color="#FFCC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66FF99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transparent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ackground-color="#FF5050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>
      <style:table-cell-properties fo:background-color="#9BBB59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3" style:family="table-cell" style:parent-style-name="W_228_hrung" style:data-style-name="N37">
      <style:table-cell-properties style:vertical-align="middle"/>
      <style:text-properties fo:color="#000000"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5.74145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essage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5"/>
        <table:table-column table:style-name="co4" table:default-cell-style-name="ce2"/>
        <table:table-column table:style-name="co5" table:default-cell-style-name="ce5"/>
        <table:table-column table:style-name="co3" table:default-cell-style-name="ce5"/>
        <table:table-column table:style-name="co4" table:default-cell-style-name="ce2"/>
        <table:table-column table:style-name="co3" table:number-columns-repeated="2" table:default-cell-style-name="ce5"/>
        <table:table-column table:style-name="co4" table:default-cell-style-name="ce2"/>
        <table:table-column table:style-name="co3" table:default-cell-style-name="ce5"/>
        <table:table-column table:style-name="co4" table:default-cell-style-name="ce5"/>
        <table:table-column table:style-name="co6" table:number-columns-repeated="16372" table:default-cell-style-name="ce1"/>
        <table:table-row table:style-name="ro1">
          <table:table-cell office:value-type="string" table:number-columns-spanned="1" table:number-rows-spanned="2" table:style-name="ce11">
            <text:p><text:span text:style-name="T1">Message</text:span><text:s/>ID</text:p>
          </table:table-cell>
          <table:table-cell office:value-type="string" table:number-columns-spanned="1" table:number-rows-spanned="2" table:style-name="ce11">
            <text:p>Message Name</text:p>
          </table:table-cell>
          <table:table-cell office:value-type="string" table:number-columns-spanned="2" table:number-rows-spanned="2" table:style-name="ce12">
            <text:p>Client Message OUT</text:p>
          </table:table-cell>
          <table:covered-table-cell/>
          <table:table-cell office:value-type="string" table:number-columns-spanned="1" table:number-rows-spanned="2" table:style-name="ce13">
            <text:p>Server Message IN</text:p>
          </table:table-cell>
          <table:table-cell office:value-type="string" table:number-columns-spanned="2" table:number-rows-spanned="2" table:style-name="ce13">
            <text:p>Server Message OUT</text:p>
          </table:table-cell>
          <table:covered-table-cell/>
          <table:table-cell office:value-type="string" table:number-columns-spanned="1" table:number-rows-spanned="2" table:style-name="ce12">
            <text:p>Client Message IN</text:p>
          </table:table-cell>
          <table:table-cell office:value-type="string" table:number-columns-spanned="2" table:number-rows-spanned="2" table:style-name="ce12">
            <text:p>Client Message OUT</text:p>
          </table:table-cell>
          <table:covered-table-cell/>
          <table:table-cell office:value-type="string" table:number-columns-spanned="2" table:number-rows-spanned="2" table:style-name="ce13">
            <text:p>Server Message IN</text:p>
          </table:table-cell>
          <table:covered-table-cell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0" table:number-columns-spanned="1" table:number-rows-spanned="2" table:style-name="ce14">
            <text:p>0</text:p>
          </table:table-cell>
          <table:table-cell office:value-type="string" table:number-columns-spanned="1" table:number-rows-spanned="2" table:style-name="ce15">
            <text:p>Room request</text:p>
          </table:table-cell>
          <table:table-cell office:value-type="string" table:number-columns-spanned="1" table:number-rows-spanned="2" table:style-name="ce16">
            <text:p>request</text:p>
          </table:table-cell>
          <table:table-cell office:value-type="float" office:value="0" table:number-columns-spanned="1" table:number-rows-spanned="2" table:style-name="ce14">
            <text:p>0</text:p>
          </table:table-cell>
          <table:table-cell office:value-type="string" table:number-columns-spanned="1" table:number-rows-spanned="2" table:style-name="ce17">
            <text:p>search for room, <text:s text:c="59"/>send message to opponent (1)</text:p>
          </table:table-cell>
          <table:table-cell office:value-type="string" table:number-columns-spanned="1" table:number-rows-spanned="2" table:style-name="ce18">
            <text:p>status (if succesful send ID and opponent name)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failed</text:p>
          </table:table-cell>
          <table:table-cell table:style-name="ce6"/>
          <table:table-cell table:number-columns-repeated="3" table:style-name="ce5"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4">
            <text:p>succses</text:p>
          </table:table-cell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1" table:number-columns-spanned="1" table:number-rows-spanned="2" table:style-name="ce14">
            <text:p>1</text:p>
          </table:table-cell>
          <table:table-cell office:value-type="string" table:number-columns-spanned="1" table:number-rows-spanned="2" table:style-name="ce15">
            <text:p>Room join info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number-columns-spanned="1" table:number-rows-spanned="2" table:style-name="ce17">
            <text:p>update</text:p>
          </table:table-cell>
          <table:table-cell office:value-type="float" office:value="0" table:number-columns-spanned="1" table:number-rows-spanned="2" table:style-name="ce14">
            <text:p>0</text:p>
          </table:table-cell>
          <table:table-cell office:value-type="string" table:number-columns-spanned="1" table:number-rows-spanned="2" table:style-name="ce20">
            <text:p>react with info</text:p>
          </table:table-cell>
          <table:table-cell office:value-type="string" table:number-columns-spanned="1" table:number-rows-spanned="2" table:style-name="ce20">
            <text:p>send receive info</text:p>
          </table:table-cell>
          <table:table-cell office:value-type="float" office:value="1" table:number-columns-spanned="1" table:number-rows-spanned="2" table:style-name="ce14">
            <text:p>1</text:p>
          </table:table-cell>
          <table:table-cell office:value-type="string" table:number-columns-spanned="1" table:number-rows-spanned="2" table:style-name="ce20">
            <text:p>message done</text:p>
          </table:table-cell>
          <table:table-cell table:number-columns-spanned="1" table:number-rows-spanned="2" table:style-name="ce21"/>
          <table:table-cell table:number-columns-repeated="16372" table:style-name="ce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5"/>
        </table:table-row>
        <table:table-row table:style-name="ro1">
          <table:table-cell office:value-type="float" office:value="2" table:number-columns-spanned="1" table:number-rows-spanned="2" table:style-name="ce14">
            <text:p>2</text:p>
          </table:table-cell>
          <table:table-cell office:value-type="string" table:number-columns-spanned="1" table:number-rows-spanned="2" table:style-name="ce22">
            <text:p>Create room</text:p>
          </table:table-cell>
          <table:table-cell office:value-type="string" table:number-columns-spanned="1" table:number-rows-spanned="2" table:style-name="ce20">
            <text:p>request</text:p>
          </table:table-cell>
          <table:table-cell office:value-type="float" office:value="0" table:number-columns-spanned="1" table:number-rows-spanned="2" table:style-name="ce14">
            <text:p>0</text:p>
          </table:table-cell>
          <table:table-cell office:value-type="string" table:number-columns-spanned="1" table:number-rows-spanned="2" table:style-name="ce20">
            <text:p>create room</text:p>
          </table:table-cell>
          <table:table-cell office:value-type="string" table:number-columns-spanned="1" table:number-rows-spanned="2" table:style-name="ce17">
            <text:p>status and room ID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failed</text:p>
          </table:table-cell>
          <table:table-cell table:style-name="ce6"/>
          <table:table-cell table:number-columns-repeated="16375" table:style-name="ce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4">
            <text:p>succses</text:p>
          </table:table-cell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3">
            <text:p>Leave room</text:p>
          </table:table-cell>
          <table:table-cell office:value-type="string" table:style-name="ce4">
            <text:p>update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remove player from room</text:p>
          </table:table-cell>
          <table:table-cell office:value-type="string" table:style-name="ce5">
            <text:p>received message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done</text:p>
          </table:table-cell>
          <table:table-cell table:style-name="ce6"/>
          <table:table-cell table:number-columns-repeated="16375" table:style-name="ce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7">
            <text:p>Opponent left room</text:p>
          </table:table-cell>
          <table:table-cell table:style-name="ce8"/>
          <table:table-cell table:style-name="ce9"/>
          <table:table-cell table:style-name="ce8"/>
          <table:table-cell office:value-type="string" table:style-name="ce4">
            <text:p>update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react with info</text:p>
          </table:table-cell>
          <table:table-cell office:value-type="string" table:style-name="ce5">
            <text:p>send receive info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message done</text:p>
          </table:table-cell>
          <table:table-cell table:style-name="ce10"/>
          <table:table-cell table:number-columns-repeated="16372" table:style-name="ce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7">
            <text:p>Heartbeat</text:p>
          </table:table-cell>
          <table:table-cell table:style-name="ce8"/>
          <table:table-cell table:style-name="ce9"/>
          <table:table-cell table:style-name="ce8"/>
          <table:table-cell office:value-type="string" table:style-name="ce4">
            <text:p>request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do none</text:p>
          </table:table-cell>
          <table:table-cell office:value-type="string" table:style-name="ce5">
            <text:p>send pong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message done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7">
            <text:p>Element change</text:p>
          </table:table-cell>
          <table:table-cell office:value-type="string" table:style-name="ce4">
            <text:p>update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send message to opponent (7)</text:p>
          </table:table-cell>
          <table:table-cell office:value-type="string" table:style-name="ce5">
            <text:p>received message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done</text:p>
          </table:table-cell>
          <table:table-cell table:style-name="ce6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7">
            <text:p>Element update</text:p>
          </table:table-cell>
          <table:table-cell table:style-name="ce8"/>
          <table:table-cell table:style-name="ce9"/>
          <table:table-cell table:style-name="ce8"/>
          <table:table-cell office:value-type="string" table:style-name="ce4">
            <text:p>update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react with info</text:p>
          </table:table-cell>
          <table:table-cell office:value-type="string" table:style-name="ce4">
            <text:p>send receive info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message done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float" office:value="8" table:number-columns-spanned="1" table:number-rows-spanned="2" table:style-name="ce14">
            <text:p>8</text:p>
          </table:table-cell>
          <table:table-cell office:value-type="string" table:number-columns-spanned="1" table:number-rows-spanned="2" table:style-name="ce22">
            <text:p>Pause Game</text:p>
          </table:table-cell>
          <table:table-cell office:value-type="string" table:number-columns-spanned="1" table:number-rows-spanned="2" table:style-name="ce16">
            <text:p>request</text:p>
          </table:table-cell>
          <table:table-cell office:value-type="float" office:value="0" table:number-columns-spanned="1" table:number-rows-spanned="2" table:style-name="ce14">
            <text:p>0</text:p>
          </table:table-cell>
          <table:table-cell office:value-type="string" table:number-columns-spanned="1" table:number-rows-spanned="2" table:style-name="ce16">
            <text:p>send message to opponent (8)</text:p>
          </table:table-cell>
          <table:table-cell office:value-type="string" table:style-name="ce5">
            <text:p>Pause game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pause game on frame</text:p>
          </table:table-cell>
          <table:table-cell table:style-name="ce6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Unpause game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unpause on frame</text:p>
          </table:table-cell>
          <table:table-cell table:style-name="ce6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9" table:number-columns-spanned="1" table:number-rows-spanned="2" table:style-name="ce14">
            <text:p>9</text:p>
          </table:table-cell>
          <table:table-cell office:value-type="string" table:number-columns-spanned="1" table:number-rows-spanned="2" table:style-name="ce22">
            <text:p>Pause Game update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string" table:style-name="ce5">
            <text:p>Pause game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pause game on frame</text:p>
          </table:table-cell>
          <table:table-cell office:value-type="string" table:number-columns-spanned="1" table:number-rows-spanned="2" table:style-name="ce16">
            <text:p>send receive info</text:p>
          </table:table-cell>
          <table:table-cell office:value-type="float" office:value="1" table:number-columns-spanned="1" table:number-rows-spanned="2" table:style-name="ce14">
            <text:p>1</text:p>
          </table:table-cell>
          <table:table-cell office:value-type="string" table:number-columns-spanned="1" table:number-rows-spanned="2" table:style-name="ce20">
            <text:p>message done</text:p>
          </table:table-cell>
          <table:table-cell table:number-columns-spanned="1" table:number-rows-spanned="2" table:style-name="ce21"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Unpause game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unpause on frame</text:p>
          </table:table-cell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7">
            <text:p>Owne Game Message</text:p>
          </table:table-cell>
          <table:table-cell office:value-type="string" table:style-name="ce4">
            <text:p>request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send message to opponent (11)</text:p>
          </table:table-cell>
          <table:table-cell office:value-type="string" table:style-name="ce5">
            <text:p>received message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done</text:p>
          </table:table-cell>
          <table:table-cell table:style-name="ce6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7">
            <text:p>Opponent Game Message</text:p>
          </table:table-cell>
          <table:table-cell table:style-name="ce8"/>
          <table:table-cell table:style-name="ce9"/>
          <table:table-cell table:style-name="ce8"/>
          <table:table-cell office:value-type="string" table:style-name="ce4">
            <text:p>update</text:p>
          </table:table-cell>
          <table:table-cell office:value-type="float" office:value="0" table:style-name="ce2">
            <text:p>0</text:p>
          </table:table-cell>
          <table:table-cell office:value-type="string" table:style-name="ce5">
            <text:p>react on opponent input</text:p>
          </table:table-cell>
          <table:table-cell office:value-type="string" table:style-name="ce4">
            <text:p>send receive info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message done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13" table:style-name="ce2">
            <text:p>1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14" table:style-name="ce2">
            <text:p>1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23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15" table:style-name="ce2">
            <text:p>1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17" table:style-name="ce2">
            <text:p>1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18" table:style-name="ce2">
            <text:p>1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19" table:style-name="ce2">
            <text:p>1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20" table:style-name="ce2">
            <text:p>2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22" table:style-name="ce2">
            <text:p>2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24" table:style-name="ce2">
            <text:p>2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float" office:value="25" table:style-name="ce2">
            <text:p>2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26" table:style-name="ce2">
            <text:p>2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27" table:style-name="ce2">
            <text:p>2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28" table:style-name="ce2">
            <text:p>2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29" table:style-name="ce2">
            <text:p>2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30" table:style-name="ce2">
            <text:p>3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31" table:style-name="ce2">
            <text:p>3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32" table:style-name="ce2">
            <text:p>3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33" table:style-name="ce2">
            <text:p>3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34" table:style-name="ce2">
            <text:p>3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35" table:style-name="ce2">
            <text:p>3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36" table:style-name="ce2">
            <text:p>3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37" table:style-name="ce2">
            <text:p>3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38" table:style-name="ce2">
            <text:p>3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39" table:style-name="ce2">
            <text:p>3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40" table:style-name="ce2">
            <text:p>4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41" table:style-name="ce2">
            <text:p>4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42" table:style-name="ce2">
            <text:p>4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43" table:style-name="ce2">
            <text:p>4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44" table:style-name="ce2">
            <text:p>4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45" table:style-name="ce2">
            <text:p>4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46" table:style-name="ce2">
            <text:p>4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47" table:style-name="ce2">
            <text:p>4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48" table:style-name="ce2">
            <text:p>4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49" table:style-name="ce2">
            <text:p>4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50" table:style-name="ce2">
            <text:p>5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51" table:style-name="ce2">
            <text:p>5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55" table:style-name="ce2">
            <text:p>5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56" table:style-name="ce2">
            <text:p>5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57" table:style-name="ce2">
            <text:p>5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58" table:style-name="ce2">
            <text:p>5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59" table:style-name="ce2">
            <text:p>5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63" table:style-name="ce2">
            <text:p>6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67" table:style-name="ce2">
            <text:p>6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68" table:style-name="ce2">
            <text:p>6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69" table:style-name="ce2">
            <text:p>6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71" table:style-name="ce2">
            <text:p>7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73" table:style-name="ce2">
            <text:p>7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74" table:style-name="ce2">
            <text:p>7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76" table:style-name="ce2">
            <text:p>7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78" table:style-name="ce2">
            <text:p>7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79" table:style-name="ce2">
            <text:p>7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80" table:style-name="ce2">
            <text:p>8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81" table:style-name="ce2">
            <text:p>8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82" table:style-name="ce2">
            <text:p>8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83" table:style-name="ce2">
            <text:p>8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84" table:style-name="ce2">
            <text:p>8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85" table:style-name="ce2">
            <text:p>8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86" table:style-name="ce2">
            <text:p>8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87" table:style-name="ce2">
            <text:p>8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88" table:style-name="ce2">
            <text:p>8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89" table:style-name="ce2">
            <text:p>8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90" table:style-name="ce2">
            <text:p>9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92" table:style-name="ce2">
            <text:p>9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93" table:style-name="ce2">
            <text:p>9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94" table:style-name="ce2">
            <text:p>9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95" table:style-name="ce2">
            <text:p>9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96" table:style-name="ce2">
            <text:p>9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97" table:style-name="ce2">
            <text:p>9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98" table:style-name="ce2">
            <text:p>9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01" table:style-name="ce2">
            <text:p>10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02" table:style-name="ce2">
            <text:p>10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03" table:style-name="ce2">
            <text:p>10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04" table:style-name="ce2">
            <text:p>10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05" table:style-name="ce2">
            <text:p>10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06" table:style-name="ce2">
            <text:p>10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07" table:style-name="ce2">
            <text:p>10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10" table:style-name="ce2">
            <text:p>11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12" table:style-name="ce2">
            <text:p>11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13" table:style-name="ce2">
            <text:p>11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14" table:style-name="ce2">
            <text:p>11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15" table:style-name="ce2">
            <text:p>11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16" table:style-name="ce2">
            <text:p>11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17" table:style-name="ce2">
            <text:p>117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18" table:style-name="ce2">
            <text:p>118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19" table:style-name="ce2">
            <text:p>119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20" table:style-name="ce2">
            <text:p>120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21" table:style-name="ce2">
            <text:p>121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22" table:style-name="ce2">
            <text:p>122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24" table:style-name="ce2">
            <text:p>124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style-name="ro1">
          <table:table-cell office:value-type="float" office:value="126" table:style-name="ce2">
            <text:p>126</text:p>
          </table:table-cell>
          <table:table-cell table:style-name="ce7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number-columns-repeated="16375"/>
        </table:table-row>
        <table:table-row table:number-rows-repeated="1048442" table:style-name="ro2">
          <table:table-cell table:number-columns-repeated="16384"/>
        </table:table-row>
      </table:table>
      <table:table table:name="Tabelle2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number:currency-style style:name="N37P0" number:language="de" number:country="DE">
      <number:text> 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37P1" number:language="de" number:country="D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37P2" number:language="de" number:country="DE">
      <number:text> -</number:text>
      <number:number number:decimal-places="0" number:min-integer-digits="2">
        <number:embedded-text number:position="0"> </number:embedded-text>
      </number:number>
      <number:currency-symbol number:language="de" number:country="DE">€</number:currency-symbol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W_228_hrung" style:display-name="Währung" style:family="table-cell" style:data-style-name="N34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lliam Ratz</meta:initial-creator>
    <dc:creator>William Ratz</dc:creator>
    <meta:creation-date>2019-03-20T15:50:41Z</meta:creation-date>
    <dc:date>2019-06-05T07:51:24Z</dc:date>
    <meta:editing-cycles>5</meta:editing-cycles>
    <meta:editing-duration>PT0S</meta:editing-duration>
  </office:meta>
</office:document-meta>
</file>